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rrorTest_21.test_for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21.test_for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21.test_for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21.test_for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21.test_for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ErrorTest_21.test_for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